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f779" officeooo:paragraph-rsid="0000f779"/>
    </style:style>
    <style:style style:name="P2" style:family="paragraph" style:parent-style-name="Standard" style:list-style-name="L1">
      <style:text-properties officeooo:rsid="0000f779" officeooo:paragraph-rsid="0000f779"/>
    </style:style>
    <style:style style:name="P3" style:family="paragraph" style:parent-style-name="Standard" style:list-style-name="L1">
      <style:text-properties officeooo:rsid="0001b08f" officeooo:paragraph-rsid="0001b08f"/>
    </style:style>
    <style:style style:name="P4" style:family="paragraph" style:parent-style-name="Standard" style:list-style-name="L1">
      <style:text-properties officeooo:rsid="0001b08f" officeooo:paragraph-rsid="0001c3d7"/>
    </style:style>
    <style:style style:name="P5" style:family="paragraph" style:parent-style-name="Standard" style:list-style-name="L1">
      <style:text-properties officeooo:rsid="0001c3d7" officeooo:paragraph-rsid="0001c3d7"/>
    </style:style>
    <style:style style:name="P6" style:family="paragraph" style:parent-style-name="Standard" style:list-style-name="L1">
      <style:text-properties officeooo:rsid="0001e66c" officeooo:paragraph-rsid="0001e66c"/>
    </style:style>
    <style:style style:name="P7" style:family="paragraph" style:parent-style-name="Standard">
      <style:text-properties officeooo:rsid="0001e66c" officeooo:paragraph-rsid="0001e66c"/>
    </style:style>
    <style:style style:name="T1" style:family="text">
      <style:text-properties officeooo:rsid="0001b08f"/>
    </style:style>
    <style:style style:name="T2" style:family="text">
      <style:text-properties officeooo:rsid="0001c3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nathan Reznik (1654919)</text:p>
      <text:p text:style-name="P1">Homework 3</text:p>
      <text:p text:style-name="P1">CS20B</text:p>
      <text:p text:style-name="P1"/>
      <text:p text:style-name="P1"/>
      <text:p text:style-name="P1">Questions</text:p>
      <text:list xml:id="list1218864755" text:style-name="L1">
        <text:list-item>
          <text:p text:style-name="P2"/>
          <text:list>
            <text:list-item>
              <text:p text:style-name="P2">This function <text:span text:style-name="T1">is </text:span>valid <text:span text:style-name="T1">for only </text:span>negative <text:span text:style-name="T1">values of the integer </text:span>parameter <text:span text:style-name="T1">passed to it as argument, which means it is missing a constraint, or is constrained. <text:s/>(It needs to be modified to avoid </text:span>endless looping <text:span text:style-name="T1">in certain cases</text:span>.<text:span text:style-name="T1">)</text:span></text:p>
            </text:list-item>
            <text:list-item>
              <text:p text:style-name="P2">This is not a valid call because it is positive</text:p>
            </text:list-item>
            <text:list-item>
              <text:p text:style-name="P2">This is a valid call but it will return 0 case</text:p>
            </text:list-item>
            <text:list-item>
              <text:p text:style-name="P2">This is a valid call for the recursive method in the negative constraint space</text:p>
            </text:list-item>
          </text:list>
        </text:list-item>
        <text:list-item>
          <text:p text:style-name="P2"><text:s/></text:p>
          <text:list>
            <text:list-item>
              <text:p text:style-name="P4">This <text:span text:style-name="T2">solution is incorrect because it does not attempt to </text:span>access <text:span text:style-name="T2">the values in the </text:span>array <text:span text:style-name="T2">so it adds the incorrect values. <text:s/>It may also be missing some important constraints for boundaries.</text:span></text:p>
            </text:list-item>
            <text:list-item>
              <text:p text:style-name="P3">This is the correct code for iterative approach.</text:p>
            </text:list-item>
            <text:list-item>
              <text:p text:style-name="P4"><text:span text:style-name="T2">The same explanation as above, doesn’t access array and misses the constraints.</text:span></text:p>
            </text:list-item>
            <text:list-item>
              <text:p text:style-name="P5">Problematic solution that does not check length of array and will lead to out of bounds errors when accessing the elements. <text:s/>The fix to this code should be altered to include something like if(index&gt;=values.length).</text:p>
            </text:list-item>
            <text:list-item>
              <text:p text:style-name="P5">Almost correct but needs to include the smallest index out of bounds at values.length, so change to <text:s text:c="2"/>if(index&gt;=values.length).</text:p>
            </text:list-item>
            <text:list-item>
              <text:p text:style-name="P5">This is the correct code for recursive approach.</text:p>
            </text:list-item>
            <text:list-item>
              <text:p text:style-name="P6">This works only if the user knows not to insert a value greater than or equal to the size of array. <text:s/>Therefore it is missing the boundary constraints. <text:s/>To fix this problem either changing the smaller case to index + 1, or else include further constraints in the if condition such as (index &lt; 0 || index &gt;=values.length)</text:p>
            </text:list-item>
          </text:list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1:29:12.234942755</meta:creation-date>
    <dc:date>2019-03-21T18:37:45.533599848</dc:date>
    <meta:editing-duration>PT44M52S</meta:editing-duration>
    <meta:editing-cycles>4</meta:editing-cycles>
    <meta:generator>LibreOffice/6.0.1.1$Linux_X86_64 LibreOffice_project/00m0$Build-1</meta:generator>
    <meta:document-statistic meta:table-count="0" meta:image-count="0" meta:object-count="0" meta:page-count="1" meta:paragraph-count="17" meta:word-count="264" meta:character-count="1498" meta:non-whitespace-character-count="1254"/>
  </office:meta>
</office:document-meta>
</file>